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inux Libertine G" svg:font-family="'Linux Libertine G'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normal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796b" style:text-line-through-style="solid" style:text-line-through-type="single" style:font-name="Arial" fo:font-size="12pt" fo:font-style="normal" fo:font-weight="normal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796b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20%" fo:text-indent="-0.889cm" style:auto-text-indent="false" fo:padding="0cm" fo:border="non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transparent" loext:char-shading-value="0"/>
    </style:style>
    <style:style style:name="T7" style:family="text">
      <style:text-properties fo:font-variant="normal" fo:text-transform="none" fo:color="#00796b" style:text-line-through-style="solid" style:text-line-through-type="single" fo:background-color="transparent" loext:char-shading-value="0"/>
    </style:style>
    <style:style style:name="T8" style:family="text">
      <style:text-properties fo:font-variant="normal" fo:text-transform="none" fo:color="#00796b" style:text-line-through-style="solid" style:text-line-through-type="single" style:font-name="Arial" fo:font-size="11pt" fo:font-style="normal" fo:font-weight="normal" fo:background-color="transparent" loext:char-shading-value="0"/>
    </style:style>
    <style:style style:name="T9" style:family="text">
      <style:text-properties fo:font-variant="normal" fo:text-transform="none" fo:color="#00796b" style:text-line-through-style="solid" style:text-line-through-type="single" style:font-name="Arial" fo:font-size="11pt" fo:font-style="normal" fo:font-weight="bold" fo:background-color="transparent" loext:char-shading-value="0"/>
    </style:style>
    <style:style style:name="T10" style:family="text">
      <style:text-properties fo:font-variant="normal" fo:text-transform="none" fo:color="#00796b" style:text-line-through-style="solid" style:text-line-through-type="single" style:font-name="Arial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796b" style:text-line-through-style="solid" style:text-line-through-type="single" style:font-name="Arial" fo:font-size="11pt" fo:font-style="italic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796b" style:text-line-through-style="solid" style:text-line-through-type="single" style:font-name="Arial" fo:font-size="12pt" fo:font-style="normal" fo:font-weight="normal" fo:background-color="transparent" loext:char-shading-value="0"/>
    </style:style>
    <style:style style:name="T13" style:family="text">
      <style:text-properties fo:font-variant="normal" fo:text-transform="none" fo:color="#00796b" style:text-line-through-style="solid" style:text-line-through-type="single" style:font-name="Arial" fo:font-size="12pt" fo:font-style="normal" fo:font-weight="bold" fo:background-color="transparent" loext:char-shading-value="0"/>
    </style:style>
    <style:style style:name="T14" style:family="text">
      <style:text-properties fo:font-variant="normal" fo:text-transform="none" fo:color="#00796b" style:text-line-through-style="solid" style:text-line-through-type="single" style:font-name="Arial" fo:font-size="12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796b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796b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796b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796b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796b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00796b" style:text-line-through-style="none" style:text-line-through-type="none" style:text-underline-style="none" style:text-blinking="false" fo:background-color="transparent" loext:char-shading-value="0"/>
    </style:style>
    <style:style style:name="T21" style:family="text">
      <style:text-properties style:font-name="Arial" fo:font-size="11pt" fo:font-style="normal" fo:font-weight="normal"/>
    </style:style>
    <style:style style:name="T22" style:family="text">
      <style:text-properties fo:background-color="transparent" loext:char-shading-value="0"/>
    </style:style>
    <style:style style:name="T23" style:family="text">
      <style:text-properties fo:color="#00796b" style:text-line-through-style="solid" style:text-line-through-type="singl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d0b66fcf-7fff-5044-b9bc-d2ec93ab4464"/>Sekrety žab rodu Bufo, 5-MeO-DMT, Bufotenin (5-OH-DMT)</text:p>
      <text:p text:style-name="Text_20_body"/>
      <text:p text:style-name="P9">Z důvodu odlišné farmakokinetiky těchto tří jmenovaných látek je potřeba rozlišovat, že sekret žáby obsahuje jak 5-MeO-DMT, bufotenin, tak další potenciálně ne příliš bezpečné látky, viz. ropuší sekret.</text:p>
      <text:p text:style-name="Text_20_body"/>
      <text:p text:style-name="P10">Z důvodu odlišného účinku je třeba tyto prostředky pečlivě rozlišovat. Sekrety ropuch obsahují kromě psychedelických tryptaminů i potenciálně nebezpečné sloučeniny.</text:p>
      <text:p text:style-name="Text_20_body"/>
      <text:p text:style-name="P11"><text:span text:style-name="T1">Slangové výrazy</text:span><text:span text:style-name="T7"> </text:span><text:span text:style-name="T1">:</text:span></text:p>
      <text:p text:style-name="P11"><text:span text:style-name="T2">- žába, ropucha, Bufo, 5-Me</text:span><text:span text:style-name="T8">o</text:span><text:span text:style-name="T15">O</text:span><text:span text:style-name="T2">....</text:span></text:p>
      <text:p text:style-name="Text_20_body"/>
      <text:p text:style-name="P11"><text:span text:style-name="T1">Způsob užití</text:span><text:span text:style-name="T7"> </text:span><text:span text:style-name="T1">:</text:span></text:p>
      <text:p text:style-name="P2">- v moderním konceptu nejčastěji kouřením</text:p>
      <text:p text:style-name="P2">- šňupání (čisté 5-MeO-DMT nebo bufotenin)</text:p>
      <text:p text:style-name="P2">- vzácně intravenózně, intramuskulárně nebo subkutánně</text:p>
      <text:p text:style-name="P2">- používá se vysušený žabí sekret nebo častěji se používá synteticky vyrobená čistá báze (5-MeO-DMT). </text:p>
      <text:p text:style-name="Text_20_body"/>
      <text:p text:style-name="P4">Obvyklá dávka 5-MeO-DMT (kouření):</text:p>
      <text:p text:style-name="P11"><text:span text:style-name="T2">- slabá </text:span><text:span text:style-name="T7">– </text:span><text:span text:style-name="T2">3 – 6 mg</text:span></text:p>
      <text:p text:style-name="P11"><text:span text:style-name="T2">- střední </text:span><text:span text:style-name="T7">– </text:span><text:span text:style-name="T2">6 – 12 mg</text:span></text:p>
      <text:p text:style-name="P11"><text:span text:style-name="T2">- silná </text:span><text:span text:style-name="T7">– </text:span><text:span text:style-name="T2">12 a více mg</text:span></text:p>
      <text:p text:style-name="P11"><text:span text:style-name="T2">další způsoby užití </text:span><text:span text:style-name="T8">viz. </text:span><text:span text:style-name="T15">viz </text:span><text:span text:style-name="T2">dále</text:span></text:p>
      <text:p text:style-name="Text_20_body"/>
      <text:p text:style-name="P11"><text:span text:style-name="T2">Obvyklá dávka ropuší sekret</text:span><text:span text:style-name="T7"> </text:span><text:span text:style-name="T2">:</text:span></text:p>
      <text:list xml:id="list347014114" text:style-name="L1">
        <text:list-item>
          <text:p text:style-name="P3"><text:span text:style-name="T22">slabá </text:span><text:span text:style-name="T23">- </text:span><text:span text:style-name="T22">30 - 60 mg</text:span></text:p>
        </text:list-item>
        <text:list-item>
          <text:p text:style-name="P3"><text:span text:style-name="T22">střední </text:span><text:span text:style-name="T23">- </text:span><text:span text:style-name="T22">60 - 120 mg</text:span></text:p>
        </text:list-item>
        <text:list-item>
          <text:p text:style-name="P3"><text:span text:style-name="T22">silná </text:span><text:span text:style-name="T23">- </text:span><text:span text:style-name="T22">120 mg a více</text:span></text:p>
        </text:list-item>
      </text:list>
      <text:p text:style-name="P11"><text:span text:style-name="T2">(</text:span><text:span text:style-name="T8">sekrety se liší, </text:span><text:span text:style-name="T2">obsah </text:span><text:span text:style-name="T15">psycho</text:span><text:span text:style-name="T2">aktivních látek </text:span><text:span text:style-name="T15">v sekretech </text:span><text:span text:style-name="T2">kolísá </text:span><text:span text:style-name="T8">od</text:span><text:span text:style-name="T15">mezi</text:span><text:span text:style-name="T5"> </text:span><text:span text:style-name="T2">5</text:span><text:span text:style-name="T20"> </text:span><text:span text:style-name="T2">-</text:span><text:span text:style-name="T20"> </text:span><text:span text:style-name="T2">15%</text:span><text:span text:style-name="T20"> </text:span><text:a xlink:type="simple" xlink:href="https://www.zotero.org/google-docs/?dAFysZ" text:style-name="Internet_20_link" text:visited-style-name="Visited_20_Internet_20_Link">[1]</text:a><text:span text:style-name="T2">, </text:span><text:span text:style-name="T8">brána</text:span><text:span text:style-name="T15">vypsané hodnoty se vztahují ke</text:span><text:span text:style-name="T5"> </text:span><text:span text:style-name="T2">střední hodnot</text:span><text:span text:style-name="T8">a</text:span><text:span text:style-name="T15">ě, koncentrace ale někdy může dosáhnout až 30%</text:span><text:span text:style-name="T2">)</text:span></text:p>
      <text:p text:style-name="Text_20_body"/>
      <text:p text:style-name="P4">Průběh (kouření) :</text:p>
      <text:p text:style-name="P11"><text:span text:style-name="T2">- nástup </text:span><text:span text:style-name="T7">– </text:span><text:span text:style-name="T2">5 – 60 sekund</text:span></text:p>
      <text:p text:style-name="P2">- celková doba trvání 20 – 40 minut</text:p>
      <text:p text:style-name="P11"><text:span text:style-name="T2">- vrcholová fáze 5 -</text:span><text:span text:style-name="T20"> </text:span><text:span text:style-name="T2">15 minut</text:span></text:p>
      <text:p text:style-name="P11"><text:soft-page-break/><text:span text:style-name="T2">- sestupná fáze 10 -</text:span><text:span text:style-name="T20"> </text:span><text:span text:style-name="T2">20 minut</text:span></text:p>
      <text:p text:style-name="Text_20_body"/>
      <text:p text:style-name="P4">Účinky na psychiku :</text:p>
      <text:p text:style-name="P5">– <text:span text:style-name="T21">změna zrakového vnímání a zvýraznění barev</text:span></text:p>
      <text:p text:style-name="P2">- komplexní geometrické vize</text:p>
      <text:p text:style-name="P11"><text:span text:style-name="T5">– </text:span><text:span text:style-name="T2">změněné vnímání času a prostoru (až kompletní absence t</text:span><text:span text:style-name="T8">ohoto</text:span><text:span text:style-name="T15">ohoto</text:span><text:span text:style-name="T5"> </text:span><text:span text:style-name="T2">rozměru)</text:span></text:p>
      <text:p text:style-name="P5">– <text:span text:style-name="T21">zesílení emočního prožívání</text:span></text:p>
      <text:p text:style-name="P11"><text:span text:style-name="T5">– </text:span><text:span text:style-name="T2">myšlen</text:span><text:span text:style-name="T8">i</text:span><text:span text:style-name="T15">í</text:span><text:span text:style-name="T5"> </text:span><text:span text:style-name="T2">v abstraktnich konceptech přesahuj</text:span><text:span text:style-name="T8">i</text:span><text:span text:style-name="T15">í</text:span><text:span text:style-name="T2">c</text:span><text:span text:style-name="T8">i</text:span><text:span text:style-name="T15">í</text:span><text:span text:style-name="T2">ch jazyk</text:span></text:p>
      <text:p text:style-name="P11"><text:span text:style-name="T5">– </text:span><text:span text:style-name="T2">narušeni procedur</text:span><text:span text:style-name="T8">a</text:span><text:span text:style-name="T15">á</text:span><text:span text:style-name="T2">ln</text:span><text:span text:style-name="T8">i</text:span><text:span text:style-name="T15">í</text:span><text:span text:style-name="T5"> </text:span><text:span text:style-name="T2">paměti</text:span></text:p>
      <text:p text:style-name="P5">– <text:span text:style-name="T21">změna vnímání vlastního já (až pocit rozpuštění ega)</text:span></text:p>
      <text:p text:style-name="P2">- pocity ztráty vlastního těla</text:p>
      <text:p text:style-name="P2">- pocity umírání</text:p>
      <text:p text:style-name="P5">– <text:span text:style-name="T21">pocity jednoty a propojení</text:span></text:p>
      <text:p text:style-name="P11"><text:span text:style-name="T5">– </text:span><text:span text:style-name="T2">bujná představivost a snov</text:span><text:span text:style-name="T8">e</text:span><text:span text:style-name="T15">é</text:span><text:span text:style-name="T5"> </text:span><text:span text:style-name="T2">vize</text:span></text:p>
      <text:p text:style-name="P5">– <text:span text:style-name="T21">pocit splynutí s vesmírem, pocit dosáhnutí osvícení, blaženosti, bezbřehé lásky, mystické prožitky aj.</text:span></text:p>
      <text:p text:style-name="P2">- pocit vhledu do podstaty existence</text:p>
      <text:p text:style-name="P2">- úzkost</text:p>
      <text:p text:style-name="P2">- paranoia</text:p>
      <text:p text:style-name="P2">- zmatenost</text:p>
      <text:p text:style-name="P2">- amnézie</text:p>
      <text:p text:style-name="Text_20_body"/>
      <text:p text:style-name="P4">Tělesné účinky :</text:p>
      <text:p text:style-name="P2">- pocit napětí v těle</text:p>
      <text:p text:style-name="P2">- tlak na hrudi</text:p>
      <text:p text:style-name="P2">- poruchy taktilního čití</text:p>
      <text:p text:style-name="P2">- třes a svalové křeče</text:p>
      <text:p text:style-name="P2">- nevolnost a zvracení</text:p>
      <text:p text:style-name="P2">- rozšíření zornic</text:p>
      <text:p text:style-name="P2">- poruchy termoregulace (návaly horka nebo chladu)</text:p>
      <text:p text:style-name="P2">- vysoké riziko srdeční arytmie (v případě požití žabího jedu)</text:p>
      <text:p text:style-name="P2">- prudké výkyvy krevního tlaku (v případě ropušího sekretu, zvýšené riziko trombembolických příhod)</text:p>
      <text:p text:style-name="Text_20_body"/>
      <text:p text:style-name="P11"><text:span text:style-name="T1">Nebezpečn</text:span><text:span text:style-name="T9">e</text:span><text:span text:style-name="T16">é</text:span><text:span text:style-name="T5"> </text:span><text:span text:style-name="T1">kombinace :</text:span></text:p>
      <text:p text:style-name="P11"><text:span text:style-name="T2">- </text:span><text:span text:style-name="T6">Antidepresiva</text:span><text:span text:style-name="T5"> </text:span><text:span text:style-name="T2">(např. SSRI, SNRI, IMAO): Kombinace psychedelik s antidepresivy může nepředvídatelně změnit průběh intoxikace a může dojít i k život ohrožujícímu stavu zvanému serotoninový syndrom. Zvláště nebezpečné jsou kombinace s inhibitory MAO </text:span><text:span text:style-name="T8">(</text:span><text:span text:style-name="T2">například léky s účinnou látkou moklobemid </text:span><text:span text:style-name="T8">např. </text:span><text:span text:style-name="T15">(</text:span><text:span text:style-name="T2">Aurorix</text:span><text:span text:style-name="T15">)</text:span><text:span text:style-name="T5"> </text:span><text:span text:style-name="T2">nebo rostlinné extrakty obsahující </text:span><text:span text:style-name="T8">například </text:span><text:span text:style-name="T2">harman, harmalin, harmol apod.</text:span><text:span text:style-name="T8">)</text:span></text:p>
      <text:p text:style-name="P11"><text:soft-page-break/><text:span text:style-name="T2">- </text:span><text:span text:style-name="T6">Marihuana</text:span><text:span text:style-name="T2">: </text:span><text:span text:style-name="T8">Marihuana </text:span><text:span text:style-name="T2">nepředvídatelně deformuje účinek psychedelik. Narušuje pozornost, znesnadňuje možnost integrace prožitku a zvyšuje pravděpodobnost „flashbacků</text:span><text:span text:style-name="T8">.</text:span><text:span text:style-name="T5">“</text:span></text:p>
      <text:p text:style-name="P11"><text:span text:style-name="T2">- </text:span><text:span text:style-name="T6">Stimulanty</text:span><text:span text:style-name="T2">: </text:span><text:span text:style-name="T8">Stimulanty </text:span><text:span text:style-name="T2">zesilují úzkost a zvyšují riziko vzniku myšlenkových kruhů, které mohou být pro uživatele velice nepříjemné. Dále zvyšují zátěž kardiovaskulárního systému.</text:span></text:p>
      <text:p text:style-name="P11"><text:span text:style-name="T2">- </text:span><text:span text:style-name="T6">Tramadol</text:span><text:span text:style-name="T5"> </text:span><text:span text:style-name="T2">: atypický opio</text:span><text:span text:style-name="T15">i</text:span><text:span text:style-name="T2">d vyskytující se v lécích proti bolesti, snižuje práh pro vznik křečí</text:span><text:span text:style-name="T8">,</text:span><text:span text:style-name="T15">.</text:span><text:span text:style-name="T5"> </text:span><text:span text:style-name="T8">v</text:span><text:span text:style-name="T15">V</text:span><text:span text:style-name="T5"> </text:span><text:span text:style-name="T2">kombinaci s psychedeliky </text:span><text:span text:style-name="T8">se </text:span><text:span text:style-name="T2">zvyšuje riziko epileptického záchvat</text:span><text:span text:style-name="T8">y, rovněž zvyšuje riziko</text:span><text:span text:style-name="T15">u a</text:span><text:span text:style-name="T5"> </text:span><text:span text:style-name="T15">rovněž rozvoje </text:span><text:span text:style-name="T2">serotoninového syndromu.</text:span></text:p>
      <text:p text:style-name="Text_20_body"/>
      <text:p text:style-name="P2">Jiné : 5-MeO-DMT byste neměli požívat, pokud trpíte jakýmkoli kardiovaskulárním onemocněním včetně vysokého krevního tlaku. Pro užití žabích jedů jsou obzvláště rizikové srdeční arytmie a stavy po infarktu myokardu, protože složky žabího jedu jsou silně arytmogenní. V souvislosti s požitím žabího jedu bylo zaznamenáno několik úmrtí. Dále by tyto látky neměly být užívány lidmi, u kterých bylo diagnostikováno psychotické onemocnění nebo mají takové onemocnění v rodinné anamnéze.</text:p>
      <text:p text:style-name="Text_20_body"/>
      <text:p text:style-name="P6">Stav v ČR :</text:p>
      <text:p text:style-name="P11"><text:span text:style-name="T2">5-MeO-DMT, bufotenin, ani </text:span><text:span text:style-name="T8">žádná</text:span><text:span text:style-name="T15">jiná</text:span><text:span text:style-name="T5"> </text:span><text:span text:style-name="T2">složka </text:span><text:span text:style-name="T8">jedu</text:span><text:span text:style-name="T15">sekretu</text:span><text:span text:style-name="T5"> </text:span><text:span text:style-name="T2">není v ČR na seznamu zakázaných látek. Nákup, držení a užívání tedy není trestným činem ani přestupkem. Různé rostlinné zdroje jsou avšak nelegální, protože kromě 5-MeO-DMT a 5-OH-DMT obsahují i DMT, které </text:span><text:span text:style-name="T8">je</text:span><text:span text:style-name="T15">se nachází</text:span><text:span text:style-name="T5"> </text:span><text:span text:style-name="T2">na seznamu zakázaných látek.</text:span></text:p>
      <text:p text:style-name="Text_20_body"/>
      <text:p text:style-name="P7">Sekrety ropuch</text:p>
      <text:p text:style-name="P12"><text:span text:style-name="T2">Sekrety všech </text:span><text:a xlink:type="simple" xlink:href="https://www.zotero.org/google-docs/?gFO3eU" text:style-name="Internet_20_link" text:visited-style-name="Visited_20_Internet_20_Link">[2]</text:a><text:span text:style-name="T5"> </text:span><text:span text:style-name="T2">ropuch obsahují psychedelické substance. U většiny z nich se </text:span><text:span text:style-name="T15">ale </text:span><text:span text:style-name="T2">v sekretu vyskytují v minimálních koncentracích. Pro psychedelické vlastnosti se </text:span><text:span text:style-name="T15">vy</text:span><text:span text:style-name="T2">užívá severoamerická ropucha Bufo alvarius, která jako jediná obsahuje 5-MeO-DMT i bufotenin </text:span><text:a xlink:type="simple" xlink:href="https://www.zotero.org/google-docs/?w4sXnw" text:style-name="Internet_20_link" text:visited-style-name="Visited_20_Internet_20_Link">[1]</text:a><text:span text:style-name="T2">. Dále se používají druhy jihoamerických ropuch, které obsahují pouze bufotenin (5-OH-DMT) jako například Bufo marinus.</text:span></text:p>
      <text:p text:style-name="P12"><text:span text:style-name="T2">Kromě zmíněných tryptaminů obsahuje sekret i velké množství katecholaminů například dopaminu, adrenalinu a noradrenalinu. Katecholaminy jsou zodpovědné za nárůst krevního tlaku po požití. Například sekret B. marinus obsahuje až pět procent adrenalinu </text:span><text:a xlink:type="simple" xlink:href="https://www.zotero.org/google-docs/?FygpBD" text:style-name="Internet_20_link" text:visited-style-name="Visited_20_Internet_20_Link">[3]</text:a><text:span text:style-name="T2">. Dále pak obsahuje toxiny ze skupiny </text:span><text:span text:style-name="T1">bufadienolidů jako například marinobufagin a bufotalin </text:span><text:a xlink:type="simple" xlink:href="https://www.zotero.org/google-docs/?8PggoH" text:style-name="Internet_20_link" text:visited-style-name="Visited_20_Internet_20_Link"><text:span text:style-name="T2">[4]</text:span></text:a><text:span text:style-name="T1">. Tyto toxiny mají shodný mechanismus účinku jako toxiny náprstníků (Digitalis sp.)</text:span><text:a xlink:type="simple" xlink:href="https://www.zotero.org/google-docs/?xXXxld" text:style-name="Internet_20_link" text:visited-style-name="Visited_20_Internet_20_Link"><text:span text:style-name="T2">[4]</text:span></text:a><text:span text:style-name="T1">, ovlivňují iontové kanály v srdeční svalovině a mají za následek vznik srdečních arytmií, které mohou mít fatální průběh.</text:span></text:p>
      <text:p text:style-name="P11"><text:span text:style-name="T5">    </text:span><text:span text:style-name="T2">Neexistuje žádná prokázaná nepřetržitá tradice užívání B. alvarius, přežívají pouze tradice užívání jihoamerických ropuch</text:span><text:span text:style-name="T20"> </text:span><text:a xlink:type="simple" xlink:href="https://www.zotero.org/google-docs/?ZKotPO" text:style-name="Internet_20_link" text:visited-style-name="Visited_20_Internet_20_Link">[5]</text:a><text:span text:style-name="T2">, např. sekretu B. marinus. Dnešní podoba rituálů je kombinací tradičního používání B. marinus a fantazie dnešních neošamanů. Sekrety </text:span><text:span text:style-name="T15">někdy </text:span><text:span text:style-name="T2">bývají</text:span><text:span text:style-name="T7"> </text:span><text:span text:style-name="T8">někdy</text:span><text:span text:style-name="T5"> </text:span><text:span text:style-name="T2">neošamany obohacovány čistým 5-MeO-DMT</text:span><text:span text:style-name="T8">, aby se zvýšil účinek</text:span><text:span text:style-name="T20"> </text:span><text:span text:style-name="T15">pro zvýšení účinku,</text:span><text:span text:style-name="T7"> </text:span><text:span text:style-name="T8">a</text:span><text:span text:style-name="T5"> </text:span><text:span text:style-name="T2">kvůli relativně nízké ceně čistého 5-MeO-DMT a obtížnému získávání ropušího sekretu.</text:span></text:p>
      <text:p text:style-name="P5">    </text:p>
      <text:p text:style-name="P7"><text:soft-page-break/>5-MeO-DMT</text:p>
      <text:p text:style-name="P11"><text:span text:style-name="T5">    </text:span><text:span text:style-name="T2">V poslední době bývá častěji používáno čisté 5-MeO-DMT než ropuší sekret. 5-MeO-DMT je silně potentní psychedelický tryptamin, který se kromě sekretu B. alvarius vyskytuje v mnoha rostlinných zdrojích jako například Diplo</text:span><text:span text:style-name="T3">pterys cabrerana nebo Dictyoloma incanescens. </text:span></text:p>
      <text:p text:style-name="P11"><text:span text:style-name="T5">    </text:span><text:span text:style-name="T3">Dnes se užívá většinou kouřením, ale také se někdy podává intravenózně (0,7-3,1 mg) </text:span><text:a xlink:type="simple" xlink:href="https://www.zotero.org/google-docs/?GFn3oh" text:style-name="Internet_20_link" text:visited-style-name="Visited_20_Internet_20_Link">[6]</text:a><text:span text:style-name="T3">, sublinguálně (pod jazyk) nebo intranazálně (šňupáním) a dávky se v obou případech pohybují kolem 10 mg </text:span><text:a xlink:type="simple" xlink:href="https://www.zotero.org/google-docs/?yv3I7K" text:style-name="Internet_20_link" text:visited-style-name="Visited_20_Internet_20_Link">[6]</text:a><text:span text:style-name="T3">. Dále se užívá v kombinaci s MAO inhibitory, například v podobě ayahuascy. Kombinace 5-MeO-DMT s MAO inhibitorem zvyšuj</text:span><text:span text:style-name="T12">í</text:span><text:span text:style-name="T18">e</text:span><text:span text:style-name="T5"> </text:span><text:span text:style-name="T3">serotoninovou toxicitu a tato kombinace může vést až k serotoninovému syndromu, což je potenciálně život ohrožující stav.</text:span></text:p>
      <text:p text:style-name="P11"><text:span text:style-name="T5">    </text:span><text:span text:style-name="T3">5-MeO-DMT snadno přechází přes hematoencefalickou bariéru a na receptory se váže jak 5-MeO-DMT, tak zejména jeho aktivní metabolit bufotenin (5-OH-DMT). 5-MeO-DMT se rozhodně nedá považovat za náhradu DMT, protože oproti němu je 4-10x potentnější </text:span><text:a xlink:type="simple" xlink:href="https://www.zotero.org/google-docs/?897VQU" text:style-name="Internet_20_link" text:visited-style-name="Visited_20_Internet_20_Link">[6]</text:a><text:span text:style-name="T3">.</text:span></text:p>
      <text:p text:style-name="P11"><text:span text:style-name="T5">    </text:span><text:span text:style-name="T3">Čisté 5-MeO-DMT je v běžných koncentracích relativně bezpečné a fyzické projevy jsou srovnatelné s jinými tryptaminy. Mezi fyzické projevy patří</text:span><text:span text:style-name="T12">:</text:span><text:span text:style-name="T5"> </text:span><text:span text:style-name="T3">změny taktilního čití, pocit tlaku v břiše, poruchy svalové koordinace, svalový třes, někdy až křeče svalů, nevolnost, mydriáza a poruchy termoregulace </text:span></text:p>
      <text:p text:style-name="Text_20_body"/>
      <text:p text:style-name="P8">Bufotenin (5-OH-DMT)</text:p>
      <text:p text:style-name="P12"><text:span text:style-name="T3">Bufotenin se vyskytuje v sekretu všech žab rodu Bufo, ve většině z nich pouze v minimální koncentraci. Původně byl objeven roku 1893 </text:span><text:a xlink:type="simple" xlink:href="https://www.zotero.org/google-docs/?tlapEs" text:style-name="Internet_20_link" text:visited-style-name="Visited_20_Internet_20_Link">[2]</text:a><text:span text:style-name="T5"> </text:span><text:span text:style-name="T3">v sekretu ropuchy obecné</text:span><text:span text:style-name="T18">,</text:span><text:span text:style-name="T5"> </text:span><text:span text:style-name="T3">tehdy nazývané Bufo vulgaris, dnes </text:span><text:span text:style-name="T12">nazývané </text:span><text:span text:style-name="T3">Bufo bufo. </text:span><text:span text:style-name="T12">Dále</text:span><text:span text:style-name="T18">Rovněž</text:span><text:span text:style-name="T5"> </text:span><text:span text:style-name="T3">se vyskytuje v mnoha rostlinách</text:span><text:span text:style-name="T7"> </text:span><text:span text:style-name="T12">jako</text:span><text:span text:style-name="T18">,</text:span><text:span text:style-name="T5"> </text:span><text:span text:style-name="T3">například v semenech a listech stromů rodu </text:span><text:span text:style-name="T4">Anadenanthera, </text:span><text:span text:style-name="T13">v jehož podobě bývá</text:span><text:span text:style-name="T19">jež se</text:span><text:span text:style-name="T5"> </text:span><text:span text:style-name="T4">tradičně</text:span><text:span text:style-name="T20"> </text:span><text:span text:style-name="T19">zpracovává a užívá</text:span><text:span text:style-name="T5"> </text:span><text:span text:style-name="T13">používán </text:span><text:span text:style-name="T4">jako šňupací směs yopo, cohoba, cebil, villca a podobně </text:span><text:a xlink:type="simple" xlink:href="https://www.zotero.org/google-docs/?XPleHm" text:style-name="Internet_20_link" text:visited-style-name="Visited_20_Internet_20_Link"><text:span text:style-name="T14">[8]</text:span></text:a><text:a xlink:type="simple" xlink:href="https://www.zotero.org/google-docs/?XPleHm" text:style-name="Internet_20_link" text:visited-style-name="Visited_20_Internet_20_Link"><text:span text:style-name="T18">[7]</text:span></text:a><text:span text:style-name="T3">. Semena A. pelegrina obsahují až 7,4% butoteninu a A. colubrina var. Cebil až 12,4% </text:span><text:a xlink:type="simple" xlink:href="https://www.zotero.org/google-docs/?5uJcr3" text:style-name="Internet_20_link" text:visited-style-name="Visited_20_Internet_20_Link">[8]</text:a><text:span text:style-name="T3">.</text:span><text:span text:style-name="T5">    </text:span><text:span text:style-name="T12">N</text:span><text:span text:style-name="T18">N</text:span><text:span text:style-name="T3">ejčastěji</text:span><text:span text:style-name="T7"> </text:span><text:span text:style-name="T12">se</text:span><text:span text:style-name="T20"> </text:span><text:span text:style-name="T18">se</text:span><text:span text:style-name="T5"> </text:span><text:span text:style-name="T3">kouří </text:span><text:span text:style-name="T12">buď </text:span><text:span text:style-name="T18">buď </text:span><text:span text:style-name="T3">v podobě sušeného sekretu B. marinus nebo jako upravená semena A. pelegrina nebo A. colubrina často smíchaná s tabákem</text:span><text:span text:style-name="T12">. Dále se dá šňupat opět </text:span><text:span text:style-name="T18">, šňupací formou </text:span><text:span text:style-name="T3">nejčastěj</text:span><text:span text:style-name="T12">i v podobě</text:span><text:span text:style-name="T18">i bývají</text:span><text:span text:style-name="T5"> </text:span><text:span text:style-name="T3">upraven</text:span><text:span text:style-name="T12">ých</text:span><text:span text:style-name="T18">á</text:span><text:span text:style-name="T5"> </text:span><text:span text:style-name="T3">semen</text:span><text:span text:style-name="T18">a</text:span><text:span text:style-name="T5"> </text:span><text:span text:style-name="T3">stromů rodu Anadenanthera. Čistá báze se u nás vyskytuje poměrně vzácně. V podobě čisté báze se podává i intravenózně nebo intramuskulárně. Někdy takto bývá podáván i žabí sekret, což ovšem velmi často končí smrtí </text:span><text:a xlink:type="simple" xlink:href="https://www.zotero.org/google-docs/?NWhD8Z" text:style-name="Internet_20_link" text:visited-style-name="Visited_20_Internet_20_Link"><text:span text:style-name="T14">[9]</text:span></text:a><text:a xlink:type="simple" xlink:href="https://www.zotero.org/google-docs/?NWhD8Z" text:style-name="Internet_20_link" text:visited-style-name="Visited_20_Internet_20_Link"><text:span text:style-name="T18">[8]</text:span></text:a><text:span text:style-name="T3">. </text:span></text:p>
      <text:p text:style-name="P12"><text:span text:style-name="T3">Šňupáním a sublinguálně (pod jazyk) se většinou už</text:span><text:span text:style-name="T12">i</text:span><text:span text:style-name="T18">í</text:span><text:span text:style-name="T3">vá 40 - 100 mg, kouřením pak 2</text:span><text:span text:style-name="T20"> </text:span><text:span text:style-name="T3">-</text:span><text:span text:style-name="T20"> </text:span><text:span text:style-name="T3">10mg. Bufotenin se v různých podobách někdy kombinuje s MAO inhibitory a rod Anadenanthera se používá jako přísada do ayahuascy. Jakákoli kombinace s MAO inhibitory může </text:span><text:span text:style-name="T12">být až život </text:span><text:span text:style-name="T18">být až život </text:span><text:span text:style-name="T3">ohro</text:span><text:span text:style-name="T12">žující.</text:span><text:span text:style-name="T18">žující.</text:span></text:p>
      <text:p text:style-name="P12"><text:soft-page-break/><text:span text:style-name="T3">Čistý bufotenin působí jako velmi potentní psychedelikum a je poměrně bezpečný, míra nežádoucích účinků je srovnatelná s ostatními tryptaminy. Mezi fyzické </text:span><text:span text:style-name="T12">reakce</text:span><text:span text:style-name="T18">projevy</text:span><text:span text:style-name="T5"> </text:span><text:span text:style-name="T3">patří: rozšíření zornic (mydriáza), zrychlený tep (tachykardie), návaly horka, zvýšené pocení a </text:span><text:span text:style-name="T12">někdy </text:span><text:span text:style-name="T3">svíravé pocity v břiše nebo v hrudníku. </text:span></text:p>
      <text:p text:style-name="Text_20_body"/>
      <text:p text:style-name="P8">Bezpečnost užívání</text:p>
      <text:p text:style-name="P11"><text:span text:style-name="T5">    </text:span><text:span text:style-name="T3">Pokud se někdo rozhodne požít nějakou ze zmiňovaných substancí, měl by se řídit základními pravidly bezpečnosti. Prvním krokem je zjistit</text:span><text:span text:style-name="T12">,</text:span><text:span text:style-name="T5"> </text:span><text:span text:style-name="T3">co nejvíce informací o poskytovateli materiálu - jestli se jedná o neošamana, psychologa, lékaře, léčitele a podobně,</text:span><text:span text:style-name="T7"> </text:span><text:span text:style-name="T12">dále jaké s tím má</text:span><text:span text:style-name="T5"> </text:span><text:span text:style-name="T18">jaké má s látkou </text:span><text:span text:style-name="T3">zkušenosti a ideálně i nějaké</text:span><text:span text:style-name="T20"> </text:span><text:span text:style-name="T18">reference na danou osobu/zdroj</text:span><text:span text:style-name="T7"> </text:span><text:span text:style-name="T12">ohlasy od někoho, kdo s ním už má zkušenost</text:span><text:span text:style-name="T3">. Rozhoduje to totiž o setu zkušenosti, což má</text:span><text:span text:style-name="T20"> </text:span><text:span text:style-name="T18">pak</text:span><text:span text:style-name="T5"> </text:span><text:span text:style-name="T3">zásadní vliv na</text:span><text:span text:style-name="T20"> </text:span><text:span text:style-name="T18">její</text:span><text:span text:style-name="T5"> </text:span><text:span text:style-name="T3">celkovou podobu</text:span><text:span text:style-name="T7"> </text:span><text:span text:style-name="T12">zkušenosti</text:span><text:span text:style-name="T3">. P</text:span><text:span text:style-name="T12">okud se</text:span><text:span text:style-name="T18">ři</text:span><text:span text:style-name="T5"> </text:span><text:span text:style-name="T18">ná</text:span><text:span text:style-name="T3">kupu</text:span><text:span text:style-name="T12">je</text:span><text:span text:style-name="T5"> </text:span><text:span text:style-name="T3">materiál</text:span><text:span text:style-name="T18">u</text:span><text:span text:style-name="T5"> </text:span><text:span text:style-name="T12">například </text:span><text:span text:style-name="T3">na internetu</text:span><text:span text:style-name="T12">,</text:span><text:span text:style-name="T20"> </text:span><text:span text:style-name="T18">je</text:span><text:span text:style-name="T5"> </text:span><text:span text:style-name="T3">pak </text:span><text:span text:style-name="T18">vhodné </text:span><text:span text:style-name="T3">zjistit bezpečnost a důvěryhodnost zdroje.</text:span></text:p>
      <text:p text:style-name="P12"><text:span text:style-name="T12">Dále</text:span><text:span text:style-name="T18">Rovněž</text:span><text:span text:style-name="T5"> </text:span><text:span text:style-name="T3">je důležité zjistit co nejvíce o požívaném materiálu - zda se jedná o žabí sekret, upravený rostlinný materiál nebo čistou bázi, někteří neošamani totiž sekrety obohacují čistým 5-MeO-DMT. </text:span></text:p>
      <text:p text:style-name="P11"><text:span text:style-name="T5">    </text:span><text:span text:style-name="T12">Dalším krokem je</text:span><text:span text:style-name="T18">Nutné je také</text:span><text:span text:style-name="T5"> </text:span><text:span text:style-name="T3">zvážit vlastní zdravotní stav. Kontraindikací je jakékoli psychiatrické onemocn</text:span><text:span text:style-name="T12">e</text:span><text:span text:style-name="T18">ě</text:span><text:span text:style-name="T3">ní - aktivní i dříve prožité a dokonce psychotická onemocnění (např. schizofrenie) u přímých příbuzných a to dvě generace dozadu. </text:span></text:p>
      <text:p text:style-name="P12"><text:span text:style-name="T3">V případě použití žabích sekretů je také nutné vzít v úvahu stav srdce a cév. Požití se nedoporučuje všem s onemocněním srdce. Zvláště pak každému</text:span><text:span text:style-name="T18">,</text:span><text:span text:style-name="T5"> </text:span><text:span text:style-name="T3">u koho byla zjištěna srdeční arytmie, vysoký krevní tlak, prodělal infarkt myokardu, cévní mozkovou příhodu nebo trpí aneurysmatem aorty nebo mozkových tepen. Katecholaminy (adrenalin a noradrenalin) v sekretu způsobují prudký nárůst krevního tlaku. Ve spojitosti s kouřením sekretu B. alvarius byla zaznamenána úmrtí v důsledku plicní embolie. Toxiny v sekretu pak vedou k srdečním arytmiím nebo zhoršení stávajících arytmií a to až se smrtelnými následky. Riziko užití by se dalo snížit vyšetřením EKG před plánovaným požitím.</text:span></text:p>
      <text:p text:style-name="P11"><text:span text:style-name="T5">    </text:span><text:span text:style-name="T3">Mezi nebezpečné lékové kombinace patří psychiatrická medikace, zejména veškerá antidepresiva. Dále pak kardiologická medikace a to zejména antiarytmika. Obecně se nedoporučuje požívat podobné látky v případě jakékoli medikace, protože některé léky mohou způsobovat srdeční arytmie. Extrémně nebezpečné jsou pak MAO inhibitory. Jejich užití spolu s tryptaminy může vést k serotoninovému syndromu, což je potenciálně život ohrožující stav projevující se vysokým krevním tlakem a tepovou frekvencí, silným pocením, poruchami vědomí až bezvědomím, poruchami svalové koordinace až křečemi, zvýšenou teplotou až horečkou a průjmem </text:span><text:a xlink:type="simple" xlink:href="https://www.zotero.org/google-docs/?GByRcI" text:style-name="Internet_20_link" text:visited-style-name="Visited_20_Internet_20_Link"><text:span text:style-name="T14">[10], [11]</text:span></text:a><text:a xlink:type="simple" xlink:href="https://www.zotero.org/google-docs/?GByRcI" text:style-name="Internet_20_link" text:visited-style-name="Visited_20_Internet_20_Link"><text:span text:style-name="T18">[9], [10]</text:span></text:a><text:span text:style-name="T3">.</text:span></text:p>
      <text:p text:style-name="Text_20_body"/>
      <text:p text:style-name="P13"><text:soft-page-break/><text:a xlink:type="simple" xlink:href="https://www.zotero.org/google-docs/?HNjiPn" text:style-name="Internet_20_link" text:visited-style-name="Visited_20_Internet_20_Link"><text:span text:style-name="T10">[1]V. Erspamer, T. Vitali, M. Roseghini, a J. M. Cei, „5-Methoxy- and 5-Hydroxyindoles in the skin of Bufo alvarius", </text:span></text:a><text:a xlink:type="simple" xlink:href="https://www.zotero.org/google-docs/?HNjiPn" text:style-name="Internet_20_link" text:visited-style-name="Visited_20_Internet_20_Link"><text:span text:style-name="T11">Biochem. Pharmacol.</text:span></text:a><text:a xlink:type="simple" xlink:href="https://www.zotero.org/google-docs/?HNjiPn" text:style-name="Internet_20_link" text:visited-style-name="Visited_20_Internet_20_Link"><text:span text:style-name="T10">, roč. 16, č. 7, s. 1149–1164, čvc. 1967.</text:span></text:a></text:p>
      <text:p text:style-name="P13"><text:a xlink:type="simple" xlink:href="https://www.zotero.org/google-docs/?HNjiPn" text:style-name="Internet_20_link" text:visited-style-name="Visited_20_Internet_20_Link"><text:span text:style-name="T10">[2]T. Lyttle, D. Goldstein, a J. Gartz, „Bufo Toads and Bufotenine: Fact and Fiction Surrounding an Alleged Psychedelic", </text:span></text:a><text:a xlink:type="simple" xlink:href="https://www.zotero.org/google-docs/?HNjiPn" text:style-name="Internet_20_link" text:visited-style-name="Visited_20_Internet_20_Link"><text:span text:style-name="T11">J. Psychoactive Drugs</text:span></text:a><text:a xlink:type="simple" xlink:href="https://www.zotero.org/google-docs/?HNjiPn" text:style-name="Internet_20_link" text:visited-style-name="Visited_20_Internet_20_Link"><text:span text:style-name="T10">, roč. 28, č. 3, s. 267–290, čvc. 1996.</text:span></text:a></text:p>
      <text:p text:style-name="P13"><text:a xlink:type="simple" xlink:href="https://www.zotero.org/google-docs/?HNjiPn" text:style-name="Internet_20_link" text:visited-style-name="Visited_20_Internet_20_Link"><text:span text:style-name="T10">[3]K. K. Chen a A. Kovaříková, „Pharmacology and toxicology of toad venom", </text:span></text:a><text:a xlink:type="simple" xlink:href="https://www.zotero.org/google-docs/?HNjiPn" text:style-name="Internet_20_link" text:visited-style-name="Visited_20_Internet_20_Link"><text:span text:style-name="T11">J. Pharm. Sci.</text:span></text:a><text:a xlink:type="simple" xlink:href="https://www.zotero.org/google-docs/?HNjiPn" text:style-name="Internet_20_link" text:visited-style-name="Visited_20_Internet_20_Link"><text:span text:style-name="T10">, roč. 56, č. 12, s. 1535–1541, pro. 1967.</text:span></text:a></text:p>
      <text:p text:style-name="P13"><text:a xlink:type="simple" xlink:href="https://www.zotero.org/google-docs/?HNjiPn" text:style-name="Internet_20_link" text:visited-style-name="Visited_20_Internet_20_Link"><text:span text:style-name="T10">[4]E. F. A. Vulpian, „Sur le venin du crapaud commun", </text:span></text:a><text:a xlink:type="simple" xlink:href="https://www.zotero.org/google-docs/?HNjiPn" text:style-name="Internet_20_link" text:visited-style-name="Visited_20_Internet_20_Link"><text:span text:style-name="T11">Compt Rend Soc Biol</text:span></text:a><text:a xlink:type="simple" xlink:href="https://www.zotero.org/google-docs/?HNjiPn" text:style-name="Internet_20_link" text:visited-style-name="Visited_20_Internet_20_Link"><text:span text:style-name="T10">, roč. 2, s. 133, 1854.</text:span></text:a></text:p>
      <text:p text:style-name="P13"><text:a xlink:type="simple" xlink:href="https://www.zotero.org/google-docs/?HNjiPn" text:style-name="Internet_20_link" text:visited-style-name="Visited_20_Internet_20_Link"><text:span text:style-name="T10">[5]P. T. Furst, </text:span></text:a><text:a xlink:type="simple" xlink:href="https://www.zotero.org/google-docs/?HNjiPn" text:style-name="Internet_20_link" text:visited-style-name="Visited_20_Internet_20_Link"><text:span text:style-name="T11">Hallucinogens and culture</text:span></text:a><text:a xlink:type="simple" xlink:href="https://www.zotero.org/google-docs/?HNjiPn" text:style-name="Internet_20_link" text:visited-style-name="Visited_20_Internet_20_Link"><text:span text:style-name="T10">. San Francisco: Chandler &amp; Sharp, 1976.</text:span></text:a></text:p>
      <text:p text:style-name="P13"><text:a xlink:type="simple" xlink:href="https://www.zotero.org/google-docs/?HNjiPn" text:style-name="Internet_20_link" text:visited-style-name="Visited_20_Internet_20_Link"><text:span text:style-name="T10">[6]H.-W. Shen, X.-L. Jiang, J. C. Winter, a A.-M. Yu, „Psychedelic 5-Methoxy-N,N-Dimethyltryptamine: Metabolism, Pharmacokinetics, Drug Interactions, and Pharmacological Actions", </text:span></text:a><text:a xlink:type="simple" xlink:href="https://www.zotero.org/google-docs/?HNjiPn" text:style-name="Internet_20_link" text:visited-style-name="Visited_20_Internet_20_Link"><text:span text:style-name="T11">Curr. Drug Metab.</text:span></text:a><text:a xlink:type="simple" xlink:href="https://www.zotero.org/google-docs/?HNjiPn" text:style-name="Internet_20_link" text:visited-style-name="Visited_20_Internet_20_Link"><text:span text:style-name="T10">, roč. 11, č. 8, s. 659–666, říj. 2010.</text:span></text:a></text:p>
      <text:p text:style-name="P13"><text:a xlink:type="simple" xlink:href="https://www.zotero.org/google-docs/?HNjiPn" text:style-name="Internet_20_link" text:visited-style-name="Visited_20_Internet_20_Link"><text:span text:style-name="T10">[7]H. Handovsky, „Ein Alkaloid im Gifte von Bufo vulgaris", </text:span></text:a><text:a xlink:type="simple" xlink:href="https://www.zotero.org/google-docs/?HNjiPn" text:style-name="Internet_20_link" text:visited-style-name="Visited_20_Internet_20_Link"><text:span text:style-name="T11">Arch. Für Exp. Pathol. Pharmakol.</text:span></text:a><text:a xlink:type="simple" xlink:href="https://www.zotero.org/google-docs/?HNjiPn" text:style-name="Internet_20_link" text:visited-style-name="Visited_20_Internet_20_Link"><text:span text:style-name="T10">, roč. 86, č. 1–2, s. 138–158, bře. 1920.</text:span></text:a></text:p>
      <text:p text:style-name="P13"><text:a xlink:type="simple" xlink:href="https://www.zotero.org/google-docs/?HNjiPn" text:style-name="Internet_20_link" text:visited-style-name="Visited_20_Internet_20_Link"><text:span text:style-name="T10">[8]J. Ott, „Pharmanopo-psychonautics: Human intranasal, sublingual, intrarectal, pulmonary and oral pharmacology of bufotenine", </text:span></text:a><text:a xlink:type="simple" xlink:href="https://www.zotero.org/google-docs/?HNjiPn" text:style-name="Internet_20_link" text:visited-style-name="Visited_20_Internet_20_Link"><text:span text:style-name="T11">J. Psychoactive Drugs</text:span></text:a><text:a xlink:type="simple" xlink:href="https://www.zotero.org/google-docs/?HNjiPn" text:style-name="Internet_20_link" text:visited-style-name="Visited_20_Internet_20_Link"><text:span text:style-name="T10">, roč. 33, č. 3, s. 273–281, zář. 2001.</text:span></text:a></text:p>
      <text:p text:style-name="P13"><text:a xlink:type="simple" xlink:href="https://www.zotero.org/google-docs/?HNjiPn" text:style-name="Internet_20_link" text:visited-style-name="Visited_20_Internet_20_Link"><text:span text:style-name="T10">[9]C. Kostakis a R. W. Byard, „Sudden death associated with intravenous injection of toad extract", </text:span></text:a><text:a xlink:type="simple" xlink:href="https://www.zotero.org/google-docs/?HNjiPn" text:style-name="Internet_20_link" text:visited-style-name="Visited_20_Internet_20_Link"><text:span text:style-name="T11">Forensic Sci. Int.</text:span></text:a><text:a xlink:type="simple" xlink:href="https://www.zotero.org/google-docs/?HNjiPn" text:style-name="Internet_20_link" text:visited-style-name="Visited_20_Internet_20_Link"><text:span text:style-name="T10">, roč. 188, č. 1–3, s. e1–e5, čvc. 2009.</text:span></text:a></text:p>
      <text:p text:style-name="P13"><text:a xlink:type="simple" xlink:href="https://www.zotero.org/google-docs/?HNjiPn" text:style-name="Internet_20_link" text:visited-style-name="Visited_20_Internet_20_Link"><text:span text:style-name="T10">[10]E. W. Boyer a M. Shannon, „The Serotonin Syndrome", </text:span></text:a><text:a xlink:type="simple" xlink:href="https://www.zotero.org/google-docs/?HNjiPn" text:style-name="Internet_20_link" text:visited-style-name="Visited_20_Internet_20_Link"><text:span text:style-name="T11">N. Engl. J. Med.</text:span></text:a><text:a xlink:type="simple" xlink:href="https://www.zotero.org/google-docs/?HNjiPn" text:style-name="Internet_20_link" text:visited-style-name="Visited_20_Internet_20_Link"><text:span text:style-name="T10">, roč. 352, č. 11, s. 1112–1120, bře. 2005.</text:span></text:a></text:p>
      <text:p text:style-name="P13"><text:a xlink:type="simple" xlink:href="https://www.zotero.org/google-docs/?HNjiPn" text:style-name="Internet_20_link" text:visited-style-name="Visited_20_Internet_20_Link"><text:span text:style-name="T10">[11]C. Sun-Edelstein, S. J. Tepper, a R. E. Shapiro, „Drug-induced serotonin syndrome: a review", </text:span></text:a><text:a xlink:type="simple" xlink:href="https://www.zotero.org/google-docs/?HNjiPn" text:style-name="Internet_20_link" text:visited-style-name="Visited_20_Internet_20_Link"><text:span text:style-name="T11">Expert Opin. Drug Saf.</text:span></text:a><text:a xlink:type="simple" xlink:href="https://www.zotero.org/google-docs/?HNjiPn" text:style-name="Internet_20_link" text:visited-style-name="Visited_20_Internet_20_Link"><text:span text:style-name="T10">, roč. 7, č. 5, s. 587–596, zář. 2008.</text:span></text:a><text:a xlink:type="simple" xlink:href="https://www.zotero.org/google-docs/?HNjiPn" text:style-name="Internet_20_link" text:visited-style-name="Visited_20_Internet_20_Link"><text:span text:style-name="T15">[1]V. Erspamer, T. Vitali, M. Roseghini, a J. M. Cei, „5-Methoxy- and 5-Hydroxyindoles in the skin of Bufo alvarius", </text:span></text:a><text:a xlink:type="simple" xlink:href="https://www.zotero.org/google-docs/?HNjiPn" text:style-name="Internet_20_link" text:visited-style-name="Visited_20_Internet_20_Link"><text:span text:style-name="T17">Biochem. Pharmacol.</text:span></text:a><text:a xlink:type="simple" xlink:href="https://www.zotero.org/google-docs/?HNjiPn" text:style-name="Internet_20_link" text:visited-style-name="Visited_20_Internet_20_Link"><text:span text:style-name="T15">, roč. 16, č. 7, s. 1149–1164, čvc. 1967.</text:span></text:a></text:p>
      <text:p text:style-name="P13"><text:a xlink:type="simple" xlink:href="https://www.zotero.org/google-docs/?HNjiPn" text:style-name="Internet_20_link" text:visited-style-name="Visited_20_Internet_20_Link"><text:span text:style-name="T15">[2]T. Lyttle, D. Goldstein, a J. Gartz, „Bufo Toads and Bufotenine: Fact and Fiction Surrounding an Alleged Psychedelic", </text:span></text:a><text:a xlink:type="simple" xlink:href="https://www.zotero.org/google-docs/?HNjiPn" text:style-name="Internet_20_link" text:visited-style-name="Visited_20_Internet_20_Link"><text:span text:style-name="T17">J. Psychoactive Drugs</text:span></text:a><text:a xlink:type="simple" xlink:href="https://www.zotero.org/google-docs/?HNjiPn" text:style-name="Internet_20_link" text:visited-style-name="Visited_20_Internet_20_Link"><text:span text:style-name="T15">, roč. 28, č. 3, s. 267–290, čvc. 1996.</text:span></text:a></text:p>
      <text:p text:style-name="P13"><text:a xlink:type="simple" xlink:href="https://www.zotero.org/google-docs/?HNjiPn" text:style-name="Internet_20_link" text:visited-style-name="Visited_20_Internet_20_Link"><text:span text:style-name="T15">[3]K. K. Chen a A. Kovaříková, „Pharmacology and toxicology of toad venom", </text:span></text:a><text:a xlink:type="simple" xlink:href="https://www.zotero.org/google-docs/?HNjiPn" text:style-name="Internet_20_link" text:visited-style-name="Visited_20_Internet_20_Link"><text:span text:style-name="T17">J. Pharm. Sci.</text:span></text:a><text:a xlink:type="simple" xlink:href="https://www.zotero.org/google-docs/?HNjiPn" text:style-name="Internet_20_link" text:visited-style-name="Visited_20_Internet_20_Link"><text:span text:style-name="T15">, roč. 56, č. 12, s. 1535–1541, pro. 1967.</text:span></text:a></text:p>
      <text:p text:style-name="P13"><text:a xlink:type="simple" xlink:href="https://www.zotero.org/google-docs/?HNjiPn" text:style-name="Internet_20_link" text:visited-style-name="Visited_20_Internet_20_Link"><text:span text:style-name="T15">[4]E. F. A. Vulpian, „Sur le venin du crapaud commun", </text:span></text:a><text:a xlink:type="simple" xlink:href="https://www.zotero.org/google-docs/?HNjiPn" text:style-name="Internet_20_link" text:visited-style-name="Visited_20_Internet_20_Link"><text:span text:style-name="T17">Compt Rend Soc Biol</text:span></text:a><text:a xlink:type="simple" xlink:href="https://www.zotero.org/google-docs/?HNjiPn" text:style-name="Internet_20_link" text:visited-style-name="Visited_20_Internet_20_Link"><text:span text:style-name="T15">, roč. 2, s. 133, 1854.</text:span></text:a></text:p>
      <text:p text:style-name="P13"><text:a xlink:type="simple" xlink:href="https://www.zotero.org/google-docs/?HNjiPn" text:style-name="Internet_20_link" text:visited-style-name="Visited_20_Internet_20_Link"><text:span text:style-name="T15">[5]P. T. Furst, </text:span></text:a><text:a xlink:type="simple" xlink:href="https://www.zotero.org/google-docs/?HNjiPn" text:style-name="Internet_20_link" text:visited-style-name="Visited_20_Internet_20_Link"><text:span text:style-name="T17">Hallucinogens and culture</text:span></text:a><text:a xlink:type="simple" xlink:href="https://www.zotero.org/google-docs/?HNjiPn" text:style-name="Internet_20_link" text:visited-style-name="Visited_20_Internet_20_Link"><text:span text:style-name="T15">. San Francisco: Chandler &amp; Sharp, 1976.</text:span></text:a></text:p>
      <text:p text:style-name="P13"><text:a xlink:type="simple" xlink:href="https://www.zotero.org/google-docs/?HNjiPn" text:style-name="Internet_20_link" text:visited-style-name="Visited_20_Internet_20_Link"><text:span text:style-name="T15">[6]H.-W. Shen, X.-L. Jiang, J. C. Winter, a A.-M. Yu, „Psychedelic 5-Methoxy-N,N-Dimethyltryptamine: Metabolism, Pharmacokinetics, Drug Interactions, and Pharmacological Actions", </text:span></text:a><text:a xlink:type="simple" xlink:href="https://www.zotero.org/google-docs/?HNjiPn" text:style-name="Internet_20_link" text:visited-style-name="Visited_20_Internet_20_Link"><text:span text:style-name="T17">Curr. Drug Metab.</text:span></text:a><text:a xlink:type="simple" xlink:href="https://www.zotero.org/google-docs/?HNjiPn" text:style-name="Internet_20_link" text:visited-style-name="Visited_20_Internet_20_Link"><text:span text:style-name="T15">, roč. 11, č. 8, s. 659–666, říj. 2010.</text:span></text:a></text:p>
      <text:p text:style-name="P13"><text:a xlink:type="simple" xlink:href="https://www.zotero.org/google-docs/?HNjiPn" text:style-name="Internet_20_link" text:visited-style-name="Visited_20_Internet_20_Link"><text:span text:style-name="T15">[7]J. Ott, „Pharmanopo-psychonautics: Human intranasal, sublingual, intrarectal, pulmonary and oral pharmacology of bufotenine", </text:span></text:a><text:a xlink:type="simple" xlink:href="https://www.zotero.org/google-docs/?HNjiPn" text:style-name="Internet_20_link" text:visited-style-name="Visited_20_Internet_20_Link"><text:span text:style-name="T17">J. Psychoactive Drugs</text:span></text:a><text:a xlink:type="simple" xlink:href="https://www.zotero.org/google-docs/?HNjiPn" text:style-name="Internet_20_link" text:visited-style-name="Visited_20_Internet_20_Link"><text:span text:style-name="T15">, roč. 33, č. 3, s. 273–281, zář. 2001.</text:span></text:a></text:p>
      <text:p text:style-name="P13"><text:a xlink:type="simple" xlink:href="https://www.zotero.org/google-docs/?HNjiPn" text:style-name="Internet_20_link" text:visited-style-name="Visited_20_Internet_20_Link"><text:span text:style-name="T15">[8]C. Kostakis a R. W. Byard, „Sudden death associated with intravenous injection of toad extract", </text:span></text:a><text:a xlink:type="simple" xlink:href="https://www.zotero.org/google-docs/?HNjiPn" text:style-name="Internet_20_link" text:visited-style-name="Visited_20_Internet_20_Link"><text:span text:style-name="T17">Forensic Sci. Int.</text:span></text:a><text:a xlink:type="simple" xlink:href="https://www.zotero.org/google-docs/?HNjiPn" text:style-name="Internet_20_link" text:visited-style-name="Visited_20_Internet_20_Link"><text:span text:style-name="T15">, roč. 188, č. 1–3, s. e1–e5, čvc. 2009.</text:span></text:a></text:p>
      <text:p text:style-name="P13"><text:a xlink:type="simple" xlink:href="https://www.zotero.org/google-docs/?HNjiPn" text:style-name="Internet_20_link" text:visited-style-name="Visited_20_Internet_20_Link"><text:span text:style-name="T15">[9]E. W. Boyer a M. Shannon, „The Serotonin Syndrome", </text:span></text:a><text:a xlink:type="simple" xlink:href="https://www.zotero.org/google-docs/?HNjiPn" text:style-name="Internet_20_link" text:visited-style-name="Visited_20_Internet_20_Link"><text:span text:style-name="T17">N. Engl. J. Med.</text:span></text:a><text:a xlink:type="simple" xlink:href="https://www.zotero.org/google-docs/?HNjiPn" text:style-name="Internet_20_link" text:visited-style-name="Visited_20_Internet_20_Link"><text:span text:style-name="T15">, roč. 352, č. 11, s. 1112–1120, bře. 2005.</text:span></text:a></text:p>
      <text:p text:style-name="Text_20_body"><text:a xlink:type="simple" xlink:href="https://www.zotero.org/google-docs/?HNjiPn" text:style-name="Internet_20_link" text:visited-style-name="Visited_20_Internet_20_Link"><text:span text:style-name="T15">[10]C. Sun-Edelstein, S. J. Tepper, a R. E. Shapiro, „Drug-induced serotonin syndrome: a review", </text:span></text:a><text:a xlink:type="simple" xlink:href="https://www.zotero.org/google-docs/?HNjiPn" text:style-name="Internet_20_link" text:visited-style-name="Visited_20_Internet_20_Link"><text:span text:style-name="T17">Expert Opin. Drug Saf.</text:span></text:a><text:a xlink:type="simple" xlink:href="https://www.zotero.org/google-docs/?HNjiPn" text:style-name="Internet_20_link" text:visited-style-name="Visited_20_Internet_20_Link"><text:span text:style-name="T15">, roč. 7, č. 5, s. 587–596, zář. 2008.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inux Libertine G" svg:font-family="'Linux Libertine G'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nux Libertine G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G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Libertine G" fo:font-family="'Linux Libertine G'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nux Libertine G" fo:font-family="'Linux Libertine G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nux Libertine G" fo:font-family="'Linux Libertine G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G" fo:font-family="'Linux Libertine G'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Malec</meta:initial-creator>
    <meta:creation-date>2018-12-08T16:04:41.479393806</meta:creation-date>
    <dc:date>2018-12-08T16:05:10.168605630</dc:date>
    <dc:creator>Martin Malec</dc:creator>
    <meta:editing-duration>PT29S</meta:editing-duration>
    <meta:editing-cycles>1</meta:editing-cycles>
    <meta:document-statistic meta:table-count="0" meta:image-count="0" meta:object-count="0" meta:page-count="6" meta:paragraph-count="101" meta:word-count="2076" meta:character-count="13926" meta:non-whitespace-character-count="11910"/>
    <meta:generator>LibreOffice/6.1.3.2$Linux_X86_64 LibreOffice_project/10$Build-2</meta:generator>
  </office:meta>
</office:document-meta>
</file>